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223" calcext:value-type="float">
            <text:p>223</text:p>
          </table:table-cell>
          <table:table-cell table:formula="of:=ROUND([.A1]*0.298+[.B1]*0.587+[.C1]*0.114)" office:value-type="float" office:value="84" calcext:value-type="float">
            <text:p>8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table:formula="of:=ROUND([.A2]*0.298+[.B2]*0.587+[.C2]*0.114)" office:value-type="float" office:value="159" calcext:value-type="float">
            <text:p>1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formula="of:=ROUND([.A3]*0.298+[.B3]*0.587+[.C3]*0.114)" office:value-type="float" office:value="165" calcext:value-type="float">
            <text:p>16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formula="of:=ROUND([.A4]*0.298+[.B4]*0.587+[.C4]*0.114)" office:value-type="float" office:value="138" calcext:value-type="float">
            <text:p>13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table:formula="of:=ROUND([.A5]*0.298+[.B5]*0.587+[.C5]*0.114)" office:value-type="float" office:value="170" calcext:value-type="float">
            <text:p>17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  <table:table-cell office:value-type="float" office:value="103" calcext:value-type="float">
            <text:p>103</text:p>
          </table:table-cell>
          <table:table-cell table:formula="of:=ROUND([.A6]*0.298+[.B6]*0.587+[.C6]*0.114)" office:value-type="float" office:value="200" calcext:value-type="float">
            <text:p>20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208" calcext:value-type="float">
            <text:p>208</text:p>
          </table:table-cell>
          <table:table-cell table:formula="of:=ROUND([.A7]*0.298+[.B7]*0.587+[.C7]*0.114)" office:value-type="float" office:value="136" calcext:value-type="float">
            <text:p>13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99" calcext:value-type="float">
            <text:p>99</text:p>
          </table:table-cell>
          <table:table-cell table:formula="of:=ROUND([.A8]*0.298+[.B8]*0.587+[.C8]*0.114)" office:value-type="float" office:value="215" calcext:value-type="float">
            <text:p>21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table:formula="of:=ROUND([.A9]*0.298+[.B9]*0.587+[.C9]*0.114)" office:value-type="float" office:value="167" calcext:value-type="float">
            <text:p>16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INT(SUM([.A1:.A10])/9)" office:value-type="float" office:value="161" calcext:value-type="float">
            <text:p>161</text:p>
          </table:table-cell>
          <table:table-cell table:formula="of:=INT(SUM([.B1:.B10])/9)" office:value-type="float" office:value="159" calcext:value-type="float">
            <text:p>159</text:p>
          </table:table-cell>
          <table:table-cell table:formula="of:=INT(SUM([.C1:.C10])/9)" office:value-type="float" office:value="155" calcext:value-type="float">
            <text:p>155</text:p>
          </table:table-cell>
          <table:table-cell table:formula="of:=INT(SUM([.D1:.D10])/9)" office:value-type="float" office:value="159" calcext:value-type="float">
            <text:p>159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</table:table>
      <table:named-expressions/>
      <table:database-ranges>
        <table:database-range table:name="__Anonymous_Sheet_DB__0" table:target-range-address="Tabelle1.H1:Tabelle1.H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.00.0000</text:date>, <text:time style:data-style-name="N2" text:time-value="23:26:53.53890738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6:28:16.968190425</meta:creation-date>
    <dc:date>2024-12-10T23:43:04.779584858</dc:date>
    <meta:editing-duration>PT7M14S</meta:editing-duration>
    <meta:editing-cycles>2</meta:editing-cycles>
    <meta:generator>LibreOffice/24.2.7.2$Linux_X86_64 LibreOffice_project/420$Build-2</meta:generator>
    <meta:document-statistic meta:table-count="1" meta:cell-count="70" meta:object-count="0"/>
  </office:meta>
</office:document-meta>
</file>